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</office:automatic-styles>
  <office:body>
    <office:text>
      <text:p text:style-name="Title">David R. Chapman</text:p>
      <text:p text:style-name="Text_20_body"><text:span text:style-name="T1">Website:</text:span> <text:a xlink:type="simple" xlink:href="http://www.davidrchapman.com" office:name=""><text:span text:style-name="Definition">www.davidrchapman.com</text:span></text:a></text:p>
      <text:p text:style-name="Text_20_body"><text:span text:style-name="T1">LinkedIn:</text:span> <text:a xlink:type="simple" xlink:href="http://www.linkedin.com/in/davidrchapman" office:name=""><text:span text:style-name="Definition">linkedin.com/in/davidrchapman</text:span></text:a></text:p>
      <text:p text:style-name="Text_20_body"><text:span text:style-name="T1">GitHub:</text:span> <text:a xlink:type="simple" xlink:href="http://github.com/davidrchapman" office:name=""><text:span text:style-name="Definition">github.com/davidrchapman</text:span></text:a></text:p>
      <text:h text:style-name="Heading_20_1" text:outline-level="1"><text:bookmark-start text:name="summary"/>Summary<text:bookmark-end text:name="summary"/></text:h>
      <text:p text:style-name="First_20_paragraph">IT consultant in Northern California with over 20 years of experience.</text:p>
      <text:p text:style-name="Text_20_body">Specializations include IT security, systems engineering and administration of physical, virtual, and cloud-based Microsoft Windows and Linux servers, Microsoft Active Directory, Microsoft Exchange, and Microsoft-UNIX integ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objective-business-systems---3222004-to-present"/>Objective Business Systems - 3/22/2004 to Present<text:bookmark-end text:name="objective-business-systems---3222004-to-present"/></text:h>
      <text:h text:style-name="Heading_20_3" text:outline-level="3"><text:bookmark-start text:name="sr.-consultant"/>Sr. Consultant<text:bookmark-end text:name="sr.-consultant"/></text:h>
      <text:list text:style-name="L1">
        <text:list-item>
          <text:p text:style-name="P1">Consult with clients and prospective clients to design, install, maintain, and resolve issues with customized business-oriented solutions for network, security, and information systems</text:p>
        </text:list-item>
      </text:list>
      <text:h text:style-name="Heading_20_3" text:outline-level="3"><text:bookmark-start text:name="california-secretary-of-state"/>California Secretary of State<text:bookmark-end text:name="california-secretary-of-state"/></text:h>
      <text:list text:style-name="L2">
        <text:list-item>
          <text:p text:style-name="P2">Designed, built, and administrated the highly available, highly secure, infrastructure for the high traffic cloud-based 2018 Election Results Website as infrastructure as code using DevOps practices</text:p>
        </text:list-item>
      </text:list>
      <text:h text:style-name="Heading_20_3" text:outline-level="3"><text:bookmark-start text:name="california-association-of-school-business-officials"/>California Association of School Business Officials<text:bookmark-end text:name="california-association-of-school-business-officials"/></text:h>
      <text:list text:style-name="L3">
        <text:list-item>
          <text:p text:style-name="P3">Designed and built hybrid cloud/on-premises Microsoft Windows Server 2016 Active Directory environment in Azure and Hyper-V</text:p>
        </text:list-item>
      </text:list>
      <text:h text:style-name="Heading_20_3" text:outline-level="3"><text:bookmark-start text:name="advisory-group"/>Advisory Group<text:bookmark-end text:name="advisory-group"/></text:h>
      <text:list text:style-name="L4">
        <text:list-item>
          <text:p text:style-name="P4">Designed, built, and supported multiple web sites with HTML5, CSS3, and Python hosted in AWS</text:p>
        </text:list-item>
      </text:list>
      <text:h text:style-name="Heading_20_3" text:outline-level="3"><text:bookmark-start text:name="pacific-engineering"/>Pacific Engineering<text:bookmark-end text:name="pacific-engineering"/></text:h>
      <text:list text:style-name="L5">
        <text:list-item>
          <text:p text:style-name="P5">Designed and implemented highly secure Microsoft Office 365 environment</text:p>
        </text:list-item>
      </text:list>
      <text:h text:style-name="Heading_20_3" text:outline-level="3"><text:bookmark-start text:name="quest-technology-management"/>Quest Technology Management<text:bookmark-end text:name="quest-technology-management"/></text:h>
      <text:h text:style-name="Heading_20_4" text:outline-level="4"><text:bookmark-start text:name="sr.-systems-engineer---8152011-to-592016"/>Sr. Systems Engineer - 8/15/2011 to 5/9/2016<text:bookmark-end text:name="sr.-systems-engineer---8152011-to-592016"/></text:h>
      <text:list text:style-name="L6">
        <text:list-item>
          <text:p text:style-name="P6">Designed, built, and supported highly available multi-site external DNS Infoblox/BIND environment on CentOS Linux with Ansible</text:p>
        </text:list-item>
        <text:list-item>
          <text:p text:style-name="P6">Consulted with managed services clients and prospective clients to design, install, and maintain customized business-oriented solutions including VMware vSphere virtualization environments, Microsoft Windows Server and Active Directory, Microsoft Exchange, Office 365, and Linux Server environments.</text:p>
        </text:list-item>
        <text:list-item>
          <text:p text:style-name="P6">Worked with clients to resolve issues with and maintain existing systems</text:p>
        </text:list-item>
      </text:list>
      <text:h text:style-name="Heading_20_4" text:outline-level="4"><text:bookmark-start text:name="superior-court-of-california"/>Superior Court of California<text:bookmark-end text:name="superior-court-of-california"/></text:h>
      <text:list text:style-name="L7">
        <text:list-item>
          <text:p text:style-name="P7">Planned and performed long term network traffic packet capture at multiple sites in the Sacramento and datacenter network</text:p>
        </text:list-item>
        <text:list-item>
          <text:p text:style-name="P7">Performed extensive network traffic analysis to resolve application performance issue</text:p>
        </text:list-item>
        <text:list-item>
          <text:p text:style-name="P7">Documented and presented findings and recommendations to management</text:p>
        </text:list-item>
        <text:list-item>
          <text:p text:style-name="P7">Worked with network staff to implement SPAN port configuration changes in Cisco switch environment</text:p>
        </text:list-item>
      </text:list>
      <text:h text:style-name="Heading_20_4" text:outline-level="4"><text:bookmark-start text:name="calpers"/>CalPERS<text:bookmark-end text:name="calpers"/></text:h>
      <text:list text:style-name="L8">
        <text:list-item>
          <text:p text:style-name="P8">Reviewed the CalPERS enterprise WAN/LAN network architecture to assess performance and availability</text:p>
        </text:list-item>
        <text:list-item>
          <text:p text:style-name="P8">Documented network architecture and operational procedures of network infrastructure team</text:p>
        </text:list-item>
        <text:list-item>
          <text:p text:style-name="P8">Documented and presented findings and recommendations to management</text:p>
        </text:list-item>
      </text:list>
      <text:h text:style-name="Heading_20_4" text:outline-level="4"><text:bookmark-start text:name="pacific-coast-producers"/>Pacific Coast Producers<text:bookmark-end text:name="pacific-coast-producers"/></text:h>
      <text:list text:style-name="L9">
        <text:list-item>
          <text:p text:style-name="P9">Implemented and deployed enterprise wide virtualization pilot program using VMware</text:p>
        </text:list-item>
      </text:list>
      <text:h text:style-name="Heading_20_3" text:outline-level="3"><text:bookmark-start text:name="emc-corporation"/>EMC Corporation<text:bookmark-end text:name="emc-corporation"/></text:h>
      <text:list text:style-name="L10">
        <text:list-item>
          <text:p text:style-name="P10">Configured and deployed EMC Application Discovery Management Platform (ADM) devices in client network environments</text:p>
        </text:list-item>
        <text:list-item>
          <text:p text:style-name="P10">Worked with clients to implement SPAN port configuration changes in Cisco switch environments</text:p>
        </text:list-item>
        <text:list-item>
          <text:p text:style-name="P10">Developed system for generating custom reports using Python scripting</text:p>
        </text:list-item>
      </text:list>
      <text:h text:style-name="Heading_20_3" text:outline-level="3"><text:bookmark-start text:name="objective-business-solutions"/>Objective Business Solutions<text:bookmark-end text:name="objective-business-solutions"/></text:h>
      <text:list text:style-name="L11">
        <text:list-item>
          <text:p text:style-name="P11">Built and supported Microsoft Active Directory and Windows Server infrastructure with IIS and Exchange for corporate and customer environments</text:p>
        </text:list-item>
        <text:list-item>
          <text:p text:style-name="P11">Configured Cisco switch and router network with secure VLAN and DMZ access between corporate and customer environments</text:p>
        </text:list-item>
        <text:list-item>
          <text:p text:style-name="P11">Configured Cisco firewall with multiple DMZ configuration to partition corporate and customer enterprise environments with RADIUS integration to Active Directory for end-user access</text:p>
        </text:list-item>
      </text:list>
      <text:h text:style-name="Heading_20_3" text:outline-level="3"><text:bookmark-start text:name="finale-business-solutions"/>Finale Business Solutions<text:bookmark-end text:name="finale-business-solutions"/></text:h>
      <text:list text:style-name="L12">
        <text:list-item>
          <text:p text:style-name="P12">Conducted security assessment to verify HIPPA compliance</text:p>
        </text:list-item>
      </text:list>
      <text:h text:style-name="Heading_20_3" text:outline-level="3"><text:bookmark-start text:name="sgs-testcom-nget-project"/>SGS Testcom NGET Project<text:bookmark-end text:name="sgs-testcom-nget-project"/></text:h>
      <text:list text:style-name="L13">
        <text:list-item>
          <text:p text:style-name="P13">Built and supported Microsoft Active Directory and Windows Server infrastructure to support end-user workstations</text:p>
        </text:list-item>
        <text:list-item>
          <text:p text:style-name="P13">Built and supported SUSE Linux server infrastructure to support application and Web services environment</text:p>
        </text:list-item>
        <text:list-item>
          <text:p text:style-name="P13">Built and supported Novell E-Directory identity management system for multiple platforms to support application and Web services environment</text:p>
        </text:list-item>
        <text:list-item>
          <text:p text:style-name="P13">Built and supported multiple site IPSec VPN WAN with Cisco firewalls with RADIUS integration to Active Directory for end-user access</text:p>
        </text:list-item>
      </text:list>
      <text:h text:style-name="Heading_20_3" text:outline-level="3"><text:bookmark-start text:name="kenai-systems-inc"/>Kenai Systems, Inc<text:bookmark-end text:name="kenai-systems-inc"/></text:h>
      <text:list text:style-name="L14">
        <text:list-item>
          <text:p text:style-name="P14">Built and supported Microsoft Active Directory and Windows Server infrastructure</text:p>
        </text:list-item>
        <text:list-item>
          <text:p text:style-name="P14">Built and supported SUSE Linux server environment for application development and testing</text:p>
        </text:list-item>
        <text:list-item>
          <text:p text:style-name="P14">Configured Services for UNIX to support SUSE Linux server authentication to Active Directory</text:p>
        </text:list-item>
        <text:list-item>
          <text:p text:style-name="P14">Installed and configured Cisco firewall and IPSec VPN with RADIUS integration to Active Directory for end-user access</text:p>
        </text:list-item>
      </text:list>
      <text:h text:style-name="Heading_20_3" text:outline-level="3"><text:bookmark-start text:name="compassoft-inc"/>Compassoft Inc<text:bookmark-end text:name="compassoft-inc"/></text:h>
      <text:list text:style-name="L15">
        <text:list-item>
          <text:p text:style-name="P15">Supported Red Hat Linux server environment for application development and corporate use with centralized authentication for Linux servers and workstations, and Microsoft Windows workstations</text:p>
        </text:list-item>
        <text:list-item>
          <text:p text:style-name="P15">Migrated infrastructure to Microsoft Small Business Server</text:p>
        </text:list-item>
        <text:list-item>
          <text:p text:style-name="P15">Installed and configured Cisco firewall and IPSec VPN with RADIUS integration to Active Directory for end-user access</text:p>
        </text:list-item>
      </text:list>
      <text:h text:style-name="Heading_20_2" text:outline-level="2"><text:bookmark-start text:name="captus-networks-woodland-ca---2192001-to-3222004"/>Captus Networks, Woodland CA - 2/19/2001 to 3/22/2004<text:bookmark-end text:name="captus-networks-woodland-ca---2192001-to-3222004"/></text:h>
      <text:h text:style-name="Heading_20_3" text:outline-level="3"><text:bookmark-start text:name="systems-engineer"/>Systems Engineer<text:bookmark-end text:name="systems-engineer"/></text:h>
      <text:list text:style-name="L16">
        <text:list-item>
          <text:p text:style-name="P16">Supported successful sales through extensive, direct contact with enterprise and service provider customers</text:p>
        </text:list-item>
        <text:list-item>
          <text:p text:style-name="P16">Designed, and installed intrusion detection and prevention solutions in client environments</text:p>
        </text:list-item>
        <text:list-item>
          <text:p text:style-name="P16">Consulted with clients and prospective clients to provide network analysis and profiling to secure critical IT resources and ensure network performance</text:p>
        </text:list-item>
        <text:list-item>
          <text:p text:style-name="P16">Developed customized solutions for performing network and security analysis using open source tools</text:p>
        </text:list-item>
        <text:list-item>
          <text:p text:style-name="P16">Developed best practices model for successful deployment of intrusion detection/prevention solution in customer networks</text:p>
        </text:list-item>
        <text:list-item>
          <text:p text:style-name="P16">Conducted extensive intrusion detection/prevention system tests using publicly available hacker utilities, open source tools, and scripting</text:p>
        </text:list-item>
        <text:list-item>
          <text:p text:style-name="P16">Directed and co-authored product user’s guide</text:p>
        </text:list-item>
        <text:list-item>
          <text:p text:style-name="P16">Administrated of Microsoft Server and Active Directory domain and Linux server environment </text:p>
        </text:list-item>
      </text:list>
      <text:h text:style-name="Heading_20_1" text:outline-level="1"><text:bookmark-start text:name="skills"/>Skills<text:bookmark-end text:name="skills"/></text:h>
      <text:p text:style-name="First_20_paragraph"><text:span text:style-name="T1">Amazon Web Services:</text:span> Amazon Linux 2, Certificate Manager, CloudFront, CloudFormation, CloudTrail, CloudWatch, ElastiCache (Redis), Elasticsearch, ELB, GovCloud, IAM, RDS (MySQL), Route 53, S3, SNS, SQS, Systems Manager, VPC, VPN</text:p>
      <text:p text:style-name="Text_20_body"><text:span text:style-name="T1">Cloud Platforms:</text:span> Amazon AWS, Microsoft Azure</text:p>
      <text:p text:style-name="Text_20_body"><text:span text:style-name="T1">DevOps:</text:span> Ansible, AWS Systems Manager, AWS CloudFormation, Git, Infastructure as code</text:p>
      <text:p text:style-name="Text_20_body"><text:span text:style-name="T1">DNS Systems:</text:span> BIND, Infoblox, Microsoft DNS Server</text:p>
      <text:p text:style-name="Text_20_body"><text:span text:style-name="T1">Linux Server:</text:span> Ubuntu, Debian, Amazon Linux, RHEL/CentOS, Fedora</text:p>
      <text:p text:style-name="Text_20_body"><text:span text:style-name="T1">Linux Services:</text:span> Apache, BIND, MySQL, PHP, Python, Postfix, Varnish</text:p>
      <text:p text:style-name="Text_20_body"><text:span text:style-name="T1">Microsoft AD:</text:span> Active Directory 2000 to 2019</text:p>
      <text:p text:style-name="Text_20_body"><text:span text:style-name="T1">Microsoft Exchange:</text:span> Exchange 2003 to 2013</text:p>
      <text:p text:style-name="Text_20_body"><text:span text:style-name="T1">Microsoft Services:</text:span> Exchange, IIS, SQL Server, Hyper-V</text:p>
      <text:p text:style-name="Text_20_body"><text:span text:style-name="T1">Microsoft-UNIX Integration:</text:span> Multi-Platform Authentication and Directory Services</text:p>
      <text:p text:style-name="Text_20_body"><text:span text:style-name="T1">Microsoft Windows Server:</text:span> Windows NT to Windows Server 2019</text:p>
      <text:p text:style-name="Text_20_body"><text:span text:style-name="T1">Network Enumeration</text:span>: Nmap, Nessus, eEye Retina</text:p>
      <text:p text:style-name="Text_20_body"><text:span text:style-name="T1">Network Troubleshooting:</text:span> TCPDump, Wireshark, Etherpeek</text:p>
      <text:p text:style-name="Text_20_body"><text:span text:style-name="T1">Productivity Platforms:</text:span> Microsoft Office 365 (GCC-High), Google G Suite</text:p>
      <text:p text:style-name="Text_20_body"><text:span text:style-name="T1">Scripting:</text:span> Microsoft PowerShell, UNIX Shell Scripting, Python</text:p>
      <text:p text:style-name="Text_20_body"><text:span text:style-name="T1">Virtualization:</text:span> VMware vSphere ESX(i) 4.0 to 5.5, Microsoft Hyper-V</text:p>
      <text:p text:style-name="Text_20_body"><text:span text:style-name="T1">Web:</text:span> HTML5, CSS3, Python, Drupal CMS, MySQL, Apache, Varnish</text:p>
      <text:h text:style-name="Heading_20_1" text:outline-level="1"><text:bookmark-start text:name="certifications"/>Certifications<text:bookmark-end text:name="certifications"/></text:h>
      <text:p text:style-name="First_20_paragraph"><text:span text:style-name="T1">ISC2:</text:span> CISSP #54794</text:p>
      <text:p text:style-name="Text_20_body"><text:span text:style-name="T1">Amazon Web Services</text:span> AWS Certified Solutions Architect - Associate (SAA) #T9SRW4MKM1FQ1PCS</text:p>
      <text:p text:style-name="Text_20_body"><text:span text:style-name="T1">Microsoft:</text:span> MCSE</text:p>
      <text:p text:style-name="Text_20_body"><text:span text:style-name="T1">CompTIA:</text:span> A+, Network+, Security+</text:p>
      <text:p text:style-name="Text_20_body"><text:span text:style-name="T1">Linux Professional Institute:</text:span> Linux Essentials</text:p>
      <text:h text:style-name="Heading_20_1" text:outline-level="1"><text:bookmark-start text:name="education"/>Education<text:bookmark-end text:name="education"/></text:h>
      <text:p text:style-name="First_20_paragraph">B.A. UC Berkel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David R. Chapman</dc:title>
    <dc:description/>
    <dc:subject/>
    <meta:keyword/>
    <meta:initial-creator/>
    <dc:creator/>
    <meta:creation-date>2021-07-30T04:09:51Z</meta:creation-date>
    <dc:date>2021-07-30T04:09:51Z</dc:date>
    <meta:user-defined meta:name="documentclass" meta:value-type="string">scrartcl</meta:user-defined>
    <meta:user-defined meta:name="geometry" meta:value-type="string">margin=1in</meta:user-defined>
    <meta:user-defined meta:name="header-includes" meta:value-type="string"/>
    <meta:user-defined meta:name="titlepagestyle" meta:value-type="string">empty</meta:user-defined>
  </office:meta>
</office:document-meta>
</file>